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Roboto" svg:font-family="Robot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3.307cm" style:rel-column-width="12749*"/>
    </style:style>
    <style:style style:name="Table1.B" style:family="table-column">
      <style:table-column-properties style:column-width="13.693cm" style:rel-column-width="527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.282cm" loext:contextual-spacing="false" fo:line-height="138%" style:writing-mode="lr-tb"/>
      <style:text-properties fo:font-variant="normal" fo:text-transform="none" fo:color="#333333" style:text-line-through-style="none" style:text-line-through-type="none" style:font-name="Roboto" fo:font-size="10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text-align="justify" style:justify-single-word="false"/>
      <style:text-properties style:font-name="Roboto" fo:font-size="10pt" officeooo:rsid="001b7587" officeooo:paragraph-rsid="001b7587"/>
    </style:style>
    <style:style style:name="P3" style:family="paragraph" style:parent-style-name="Table_20_Contents">
      <style:paragraph-properties fo:text-align="justify" style:justify-single-word="false"/>
      <style:text-properties style:font-name="Roboto" fo:font-size="10pt" officeooo:rsid="001cc81a" officeooo:paragraph-rsid="001cc81a"/>
    </style:style>
    <style:style style:name="P4" style:family="paragraph" style:parent-style-name="Table_20_Contents">
      <style:paragraph-properties fo:text-align="justify" style:justify-single-word="false"/>
      <style:text-properties style:font-name="Roboto" fo:font-size="10pt" officeooo:rsid="00212214" officeooo:paragraph-rsid="00212214"/>
    </style:style>
    <style:style style:name="P5" style:family="paragraph" style:parent-style-name="Table_20_Contents">
      <style:paragraph-properties fo:text-align="justify" style:justify-single-word="false"/>
      <style:text-properties style:font-name="Roboto" fo:font-size="10pt" officeooo:rsid="0022a9da" officeooo:paragraph-rsid="0022a9da"/>
    </style:style>
    <style:style style:name="P6" style:family="paragraph" style:parent-style-name="Table_20_Contents">
      <style:paragraph-properties fo:text-align="start" style:justify-single-word="false"/>
      <style:text-properties style:font-name="Roboto" fo:font-size="10pt" fo:font-weight="bold" officeooo:rsid="001b7587" officeooo:paragraph-rsid="001b7587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Roboto" fo:font-size="10pt" fo:font-weight="bold" officeooo:rsid="001cc81a" officeooo:paragraph-rsid="001cc81a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Roboto" fo:font-size="10pt" fo:font-weight="bold" officeooo:rsid="001f57b2" officeooo:paragraph-rsid="001f57b2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size="10pt" fo:font-weight="bold" officeooo:rsid="00212214" officeooo:paragraph-rsid="00212214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variant="normal" fo:text-transform="none" style:font-name="Arial" fo:font-size="10pt" fo:font-style="normal"/>
    </style:style>
    <style:style style:name="P11" style:family="paragraph" style:parent-style-name="Table_20_Contents" style:list-style-name="L1">
      <style:paragraph-properties fo:text-align="justify" style:justify-single-word="false"/>
      <style:text-properties style:font-name="Roboto" fo:font-size="10pt" officeooo:rsid="001cc81a" officeooo:paragraph-rsid="001cc81a"/>
    </style:style>
    <style:style style:name="P12" style:family="paragraph" style:parent-style-name="Table_20_Contents" style:list-style-name="L1">
      <style:paragraph-properties fo:text-align="justify" style:justify-single-word="false"/>
      <style:text-properties style:font-name="Roboto" fo:font-size="10pt" officeooo:rsid="001cc81a" officeooo:paragraph-rsid="001dff73"/>
    </style:style>
    <style:style style:name="P13" style:family="paragraph" style:parent-style-name="Table_20_Contents">
      <style:paragraph-properties fo:text-align="justify" style:justify-single-word="false"/>
      <style:text-properties style:font-name="Roboto" fo:font-size="10pt" officeooo:rsid="001cc81a" officeooo:paragraph-rsid="0024ed14"/>
    </style:style>
    <style:style style:name="P14" style:family="paragraph" style:parent-style-name="Table_20_Contents" style:list-style-name="L2">
      <style:paragraph-properties fo:text-align="justify" style:justify-single-word="false"/>
      <style:text-properties style:font-name="Roboto" fo:font-size="10pt" officeooo:rsid="001dff73" officeooo:paragraph-rsid="001cc81a"/>
    </style:style>
    <style:style style:name="P15" style:family="paragraph" style:parent-style-name="Table_20_Contents" style:list-style-name="L2">
      <style:paragraph-properties fo:text-align="justify" style:justify-single-word="false"/>
      <style:text-properties style:font-name="Roboto" fo:font-size="10pt" officeooo:rsid="001dff73" officeooo:paragraph-rsid="001dff73"/>
    </style:style>
    <style:style style:name="P16" style:family="paragraph" style:parent-style-name="Table_20_Contents" style:list-style-name="L2">
      <style:paragraph-properties fo:text-align="justify" style:justify-single-word="false"/>
      <style:text-properties style:font-name="Roboto" fo:font-size="10pt" officeooo:rsid="001ed2c8" officeooo:paragraph-rsid="001dff73"/>
    </style:style>
    <style:style style:name="P17" style:family="paragraph" style:parent-style-name="Table_20_Contents" style:list-style-name="L2">
      <style:paragraph-properties fo:text-align="justify" style:justify-single-word="false"/>
      <style:text-properties style:font-name="Roboto" fo:font-size="10pt" officeooo:rsid="001f57b2" officeooo:paragraph-rsid="001dff73"/>
    </style:style>
    <style:style style:name="P18" style:family="paragraph" style:parent-style-name="Table_20_Contents" style:list-style-name="L3">
      <style:paragraph-properties fo:text-align="justify" style:justify-single-word="false"/>
      <style:text-properties style:font-name="Roboto" fo:font-size="10pt" officeooo:rsid="001f57b2" officeooo:paragraph-rsid="001f57b2"/>
    </style:style>
    <style:style style:name="P19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dff73"/>
    </style:style>
    <style:style style:name="T2" style:family="text">
      <style:text-properties officeooo:rsid="001ed2c8"/>
    </style:style>
    <style:style style:name="T3" style:family="text">
      <style:text-properties officeooo:rsid="001f57b2"/>
    </style:style>
    <style:style style:name="T4" style:family="text">
      <style:text-properties officeooo:rsid="00212214"/>
    </style:style>
    <style:style style:name="T5" style:family="text">
      <style:text-properties officeooo:rsid="0022a9da"/>
    </style:style>
    <style:style style:name="T6" style:family="text">
      <style:text-properties officeooo:rsid="0024ed14"/>
    </style:style>
    <style:style style:name="T7" style:family="text">
      <style:text-properties officeooo:rsid="002529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PROJECT PROPOSAL – DIGITAL IMAGE PROCESSING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Project ID</text:p>
          </table:table-cell>
          <table:table-cell table:style-name="Table1.B1" office:value-type="string">
            <text:p text:style-name="P2">21</text:p>
          </table:table-cell>
        </table:table-row>
        <table:table-row>
          <table:table-cell table:style-name="Table1.A2" office:value-type="string">
            <text:p text:style-name="P6">Project Title</text:p>
          </table:table-cell>
          <table:table-cell table:style-name="Table1.B2" office:value-type="string">
            <text:p text:style-name="P10">Web-based interactive tool for demonstrating image processing techniques</text:p>
          </table:table-cell>
        </table:table-row>
        <table:table-row>
          <table:table-cell table:style-name="Table1.A2" office:value-type="string">
            <text:p text:style-name="P7">Github Link</text:p>
          </table:table-cell>
          <table:table-cell table:style-name="Table1.B2" office:value-type="string">
            <text:p text:style-name="P3">https://github.com/lokeshbalani/pixels</text:p>
          </table:table-cell>
        </table:table-row>
        <table:table-row>
          <table:table-cell table:style-name="Table1.A2" office:value-type="string">
            <text:p text:style-name="P7">Team Members</text:p>
          </table:table-cell>
          <table:table-cell table:style-name="Table1.B2" office:value-type="string">
            <text:p text:style-name="P13">Lokesh Balani (20173073)</text:p>
            <text:p text:style-name="P13">Abhishek Tyagi (20173067)</text:p>
          </table:table-cell>
        </table:table-row>
        <table:table-row>
          <table:table-cell table:style-name="Table1.A2" office:value-type="string">
            <text:p text:style-name="P7">Abstract (Main Goals)</text:p>
          </table:table-cell>
          <table:table-cell table:style-name="Table1.B2" office:value-type="string">
            <text:p text:style-name="P3">Create a<text:span text:style-name="T6">n</text:span> interactive website for applying digital image processing techniques to images provided by the user and showing the result output image in real time</text:p>
          </table:table-cell>
        </table:table-row>
        <table:table-row>
          <table:table-cell table:style-name="Table1.A2" office:value-type="string">
            <text:p text:style-name="P7">Problem Definition <text:span text:style-name="T3">and Results</text:span></text:p>
          </table:table-cell>
          <table:table-cell table:style-name="Table1.B2" office:value-type="string">
            <text:list xml:id="list697591314398984756" text:style-name="L1">
              <text:list-item>
                <text:p text:style-name="P11">Creating a design <text:span text:style-name="T1">and wireframe </text:span>for the website</text:p>
              </text:list-item>
              <text:list-item>
                <text:p text:style-name="P12">Using Django framework to implement the design o<text:span text:style-name="T1">f</text:span> the website</text:p>
              </text:list-item>
              <text:list-item>
                <text:p text:style-name="P11"><text:span text:style-name="T1">D</text:span>eveloping the front end for the website using HTML, CSS and JavaScript</text:p>
              </text:list-item>
            </text:list>
            <text:list xml:id="list2612260259051876789" text:style-name="L2">
              <text:list-item>
                <text:p text:style-name="P14">Develop interactive interface and its backend python support for reading the parameters passed, applying image processing techniques and displaying the resulting image as a response to the user</text:p>
              </text:list-item>
              <text:list-item>
                <text:p text:style-name="P15">The image processing techniques to be implemented:</text:p>
                <text:list>
                  <text:list-item>
                    <text:p text:style-name="P15">Brightness and Contrast adjustment <text:span text:style-name="T2">(like in Tvs)</text:span></text:p>
                  </text:list-item>
                  <text:list-item>
                    <text:p text:style-name="P16">Piecewise Linear Transformations through user drawn and adjustable curves</text:p>
                  </text:list-item>
                  <text:list-item>
                    <text:p text:style-name="P15">Bl<text:span text:style-name="T2">urring/Smoothing</text:span></text:p>
                  </text:list-item>
                  <text:list-item>
                    <text:p text:style-name="P15">Sharpening</text:p>
                  </text:list-item>
                  <text:list-item>
                    <text:p text:style-name="P17">Median Filter (Noise Reduction)</text:p>
                  </text:list-item>
                  <text:list-item>
                    <text:p text:style-name="P16">Edge detection using derivative filters</text:p>
                  </text:list-item>
                  <text:list-item>
                    <text:p text:style-name="P16">Unsharp Masking and High boost filtering</text:p>
                  </text:list-item>
                  <text:list-item>
                    <text:p text:style-name="P16">ChromaKeying</text:p>
                  </text:list-item>
                  <text:list-item>
                    <text:p text:style-name="P17">Correlation and Convolution using a user defined filter</text:p>
                  </text:list-item>
                  <text:list-item>
                    <text:p text:style-name="P17">DFT and iDFT for a given image</text:p>
                  </text:list-item>
                  <text:list-item>
                    <text:p text:style-name="P17">Erosion and Dilation</text:p>
                  </text:list-item>
                  <text:list-item>
                    <text:p text:style-name="P17">Opening and Closing</text:p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p text:style-name="P8">Division of work among Team Members</text:p>
          </table:table-cell>
          <table:table-cell table:style-name="Table1.B2" office:value-type="string">
            <text:list xml:id="list6822884199309200689" text:style-name="L3">
              <text:list-item>
                <text:p text:style-name="P18">Design of website [Lokesh, Abhishek]</text:p>
              </text:list-item>
              <text:list-item>
                <text:p text:style-name="P18">Django framework – front-end development [Lokesh]</text:p>
              </text:list-item>
              <text:list-item>
                <text:p text:style-name="P18">Django framework – interactive parameter model <text:span text:style-name="T4">[Lokesh]</text:span></text:p>
              </text:list-item>
              <text:list-item>
                <text:p text:style-name="P18"><text:span text:style-name="T4">I</text:span>mage processing <text:span text:style-name="T4">service for interfacing with the python modules and front-end [Abhishek]</text:span> </text:p>
              </text:list-item>
              <text:list-item>
                <text:p text:style-name="P18">Python – <text:span text:style-name="T4">preparing image processing modules for porting [Lokesh, Abhishek]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9">Project Milestones and Deadlines</text:p>
          </table:table-cell>
          <table:table-cell table:style-name="Table1.B2" office:value-type="string">
            <text:p text:style-name="P4">Website Design: <text:span text:style-name="T5">7 October</text:span></text:p>
            <text:p text:style-name="P5">Website Front-end : <text:span text:style-name="T7">21 October</text:span></text:p>
            <text:p text:style-name="P5">Image Processing Techniques: 20% every week</text:p>
            <text:p text:style-name="P4"><text:span text:style-name="T5">Working Website</text:span>: <text:span text:style-name="T7">10 November</text:span> </text:p>
            <text:p text:style-name="P4">Project Presentation: 29 November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Roboto" svg:font-family="Robot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2:02:27.801652381</meta:creation-date>
    <dc:date>2018-09-29T17:49:29.668844055</dc:date>
    <meta:editing-duration>PT5M54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42" meta:word-count="273" meta:character-count="1834" meta:non-whitespace-character-count="1619"/>
  </office:meta>
</office:document-meta>
</file>